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1" fo:font-size="12pt" officeooo:paragraph-rsid="00154c92" style:font-name-asian="WenQuanYi Micro Hei1" style:font-size-asian="12pt" style:font-size-complex="12pt"/>
    </style:style>
    <style:style style:name="P2" style:family="paragraph" style:parent-style-name="Standard">
      <style:text-properties style:font-name="WenQuanYi Micro Hei1" fo:font-size="12pt" officeooo:paragraph-rsid="001a377b" style:font-name-asian="WenQuanYi Micro Hei1" style:font-size-asian="12pt" style:font-size-complex="12pt"/>
    </style:style>
    <style:style style:name="P3" style:family="paragraph" style:parent-style-name="Standard">
      <style:text-properties style:font-name="WenQuanYi Micro Hei1" fo:font-size="12pt" officeooo:paragraph-rsid="001b6a20" style:font-name-asian="WenQuanYi Micro Hei1" style:font-size-asian="12pt" style:font-size-complex="12pt"/>
    </style:style>
    <style:style style:name="P4" style:family="paragraph" style:parent-style-name="Standard">
      <style:text-properties style:font-name="WenQuanYi Micro Hei1" fo:font-size="12pt" officeooo:paragraph-rsid="00230347" style:font-name-asian="WenQuanYi Micro Hei1" style:font-size-asian="12pt" style:font-size-complex="12pt"/>
    </style:style>
    <style:style style:name="P5" style:family="paragraph" style:parent-style-name="Standard">
      <style:text-properties style:font-name="WenQuanYi Micro Hei1" fo:font-size="12pt" officeooo:paragraph-rsid="00240399" style:font-name-asian="WenQuanYi Micro Hei1" style:font-size-asian="12pt" style:font-size-complex="12pt"/>
    </style:style>
    <style:style style:name="P6" style:family="paragraph" style:parent-style-name="Standard">
      <style:text-properties style:font-name="WenQuanYi Micro Hei1" fo:font-size="12pt" officeooo:paragraph-rsid="0029972a" style:font-name-asian="WenQuanYi Micro Hei1" style:font-size-asian="12pt" style:font-size-complex="12pt"/>
    </style:style>
    <style:style style:name="P7" style:family="paragraph" style:parent-style-name="Standard">
      <style:text-properties style:font-name="WenQuanYi Micro Hei1" fo:font-size="12pt" officeooo:paragraph-rsid="003470fd" style:font-name-asian="WenQuanYi Micro Hei1" style:font-size-asian="12pt" style:font-size-complex="12pt"/>
    </style:style>
    <style:style style:name="P8" style:family="paragraph" style:parent-style-name="Standard">
      <style:text-properties style:font-name="WenQuanYi Micro Hei1" fo:font-size="12pt" officeooo:paragraph-rsid="003b24e8" style:font-name-asian="WenQuanYi Micro Hei1" style:font-size-asian="12pt" style:font-size-complex="12pt"/>
    </style:style>
    <style:style style:name="P9" style:family="paragraph" style:parent-style-name="Standard">
      <style:text-properties style:font-name="WenQuanYi Micro Hei1" fo:font-size="12pt" officeooo:paragraph-rsid="003fcf53" style:font-name-asian="WenQuanYi Micro Hei1" style:font-size-asian="12pt" style:font-size-complex="12pt"/>
    </style:style>
    <style:style style:name="P10" style:family="paragraph" style:parent-style-name="Standard">
      <style:text-properties style:font-name="WenQuanYi Micro Hei1" fo:font-size="12pt" officeooo:paragraph-rsid="00423862" style:font-name-asian="WenQuanYi Micro Hei1" style:font-size-asian="12pt" style:font-size-complex="12pt"/>
    </style:style>
    <style:style style:name="P11" style:family="paragraph" style:parent-style-name="Standard">
      <style:text-properties style:font-name="WenQuanYi Micro Hei1" fo:font-size="12pt" officeooo:paragraph-rsid="004801e7" style:font-name-asian="WenQuanYi Micro Hei1" style:font-size-asian="12pt" style:font-size-complex="12pt"/>
    </style:style>
    <style:style style:name="P12" style:family="paragraph" style:parent-style-name="Standard">
      <style:text-properties style:font-name="WenQuanYi Micro Hei1" fo:font-size="12pt" officeooo:paragraph-rsid="0048957b" style:font-name-asian="WenQuanYi Micro Hei1" style:font-size-asian="12pt" style:font-size-complex="12pt"/>
    </style:style>
    <style:style style:name="P13" style:family="paragraph" style:parent-style-name="Standard">
      <style:text-properties style:font-name="WenQuanYi Micro Hei1" fo:font-size="12pt" officeooo:paragraph-rsid="004a45d9" style:font-name-asian="WenQuanYi Micro Hei1" style:font-size-asian="12pt" style:font-size-complex="12pt"/>
    </style:style>
    <style:style style:name="P14" style:family="paragraph" style:parent-style-name="Standard">
      <style:text-properties style:font-name="WenQuanYi Micro Hei1" fo:font-size="12pt" officeooo:paragraph-rsid="0053c012" style:font-name-asian="WenQuanYi Micro Hei1" style:font-size-asian="12pt" style:font-size-complex="12pt"/>
    </style:style>
    <style:style style:name="P15" style:family="paragraph" style:parent-style-name="Standard">
      <style:text-properties style:font-name="WenQuanYi Micro Hei1" fo:font-size="12pt" officeooo:paragraph-rsid="005b6f2b" style:font-name-asian="WenQuanYi Micro Hei1" style:font-size-asian="12pt" style:font-size-complex="12pt"/>
    </style:style>
    <style:style style:name="P16" style:family="paragraph" style:parent-style-name="Standard">
      <style:text-properties style:font-name="WenQuanYi Micro Hei1" fo:font-size="12pt" officeooo:paragraph-rsid="005e2ac3" style:font-name-asian="WenQuanYi Micro Hei1" style:font-size-asian="12pt" style:font-size-complex="12pt"/>
    </style:style>
    <style:style style:name="P17" style:family="paragraph" style:parent-style-name="Standard">
      <style:text-properties style:font-name="WenQuanYi Micro Hei1" fo:font-size="12pt" officeooo:paragraph-rsid="00620609" style:font-name-asian="WenQuanYi Micro Hei1" style:font-size-asian="12pt" style:font-size-complex="12pt"/>
    </style:style>
    <style:style style:name="P18" style:family="paragraph" style:parent-style-name="Standard">
      <style:text-properties style:font-name="WenQuanYi Micro Hei1" fo:font-size="12pt" officeooo:rsid="0019cb7d" officeooo:paragraph-rsid="0019cb7d" style:font-name-asian="WenQuanYi Micro Hei1" style:font-size-asian="12pt" style:font-size-complex="12pt"/>
    </style:style>
    <style:style style:name="P19" style:family="paragraph" style:parent-style-name="Standard">
      <style:text-properties style:font-name="WenQuanYi Micro Hei1" fo:font-size="12pt" officeooo:rsid="001debe4" officeooo:paragraph-rsid="001debe4" style:font-name-asian="WenQuanYi Micro Hei1" style:font-size-asian="12pt" style:font-size-complex="12pt"/>
    </style:style>
    <style:style style:name="P20" style:family="paragraph" style:parent-style-name="Standard">
      <style:text-properties style:font-name="WenQuanYi Micro Hei1" fo:font-size="12pt" officeooo:rsid="001e898a" officeooo:paragraph-rsid="001e898a" style:font-name-asian="WenQuanYi Micro Hei1" style:font-size-asian="12pt" style:font-size-complex="12pt"/>
    </style:style>
    <style:style style:name="P21" style:family="paragraph" style:parent-style-name="Standard">
      <style:text-properties style:font-name="WenQuanYi Micro Hei1" fo:font-size="12pt" officeooo:rsid="00205dfc" officeooo:paragraph-rsid="00205dfc" style:font-name-asian="WenQuanYi Micro Hei1" style:font-size-asian="12pt" style:font-size-complex="12pt"/>
    </style:style>
    <style:style style:name="P22" style:family="paragraph" style:parent-style-name="Standard">
      <style:text-properties style:font-name="WenQuanYi Micro Hei1" fo:font-size="12pt" officeooo:rsid="0021e7b4" officeooo:paragraph-rsid="0021e7b4" style:font-name-asian="WenQuanYi Micro Hei1" style:font-size-asian="12pt" style:font-size-complex="12pt"/>
    </style:style>
    <style:style style:name="P23" style:family="paragraph" style:parent-style-name="Standard">
      <style:text-properties style:font-name="WenQuanYi Micro Hei1" fo:font-size="12pt" officeooo:rsid="00227e8e" officeooo:paragraph-rsid="00227e8e" style:font-name-asian="WenQuanYi Micro Hei1" style:font-size-asian="12pt" style:font-size-complex="12pt"/>
    </style:style>
    <style:style style:name="P24" style:family="paragraph" style:parent-style-name="Standard">
      <style:text-properties style:font-name="WenQuanYi Micro Hei1" fo:font-size="12pt" officeooo:rsid="0025d0fb" officeooo:paragraph-rsid="0025d0fb" style:font-name-asian="WenQuanYi Micro Hei1" style:font-size-asian="12pt" style:font-size-complex="12pt"/>
    </style:style>
    <style:style style:name="P25" style:family="paragraph" style:parent-style-name="Standard">
      <style:text-properties style:font-name="WenQuanYi Micro Hei1" fo:font-size="12pt" officeooo:rsid="00270b40" officeooo:paragraph-rsid="00270b40" style:font-name-asian="WenQuanYi Micro Hei1" style:font-size-asian="12pt" style:font-size-complex="12pt"/>
    </style:style>
    <style:style style:name="P26" style:family="paragraph" style:parent-style-name="Standard">
      <style:text-properties style:font-name="WenQuanYi Micro Hei1" fo:font-size="12pt" officeooo:rsid="0029972a" officeooo:paragraph-rsid="0029972a" style:font-name-asian="WenQuanYi Micro Hei1" style:font-size-asian="12pt" style:font-size-complex="12pt"/>
    </style:style>
    <style:style style:name="P27" style:family="paragraph" style:parent-style-name="Standard">
      <style:text-properties style:font-name="WenQuanYi Micro Hei1" fo:font-size="12pt" fo:font-weight="normal" officeooo:rsid="005e2ac3" officeooo:paragraph-rsid="005e2ac3" style:font-name-asian="WenQuanYi Micro Hei1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WenQuanYi Micro Hei1" fo:font-size="12pt" officeooo:paragraph-rsid="006ae7a3"/>
    </style:style>
    <style:style style:name="T1" style:family="text">
      <style:text-properties officeooo:rsid="000f3cb3"/>
    </style:style>
    <style:style style:name="T2" style:family="text">
      <style:text-properties officeooo:rsid="000f4952"/>
    </style:style>
    <style:style style:name="T3" style:family="text">
      <style:text-properties officeooo:rsid="000faad4"/>
    </style:style>
    <style:style style:name="T4" style:family="text">
      <style:text-properties officeooo:rsid="001215bc"/>
    </style:style>
    <style:style style:name="T5" style:family="text">
      <style:text-properties officeooo:rsid="00137ef6"/>
    </style:style>
    <style:style style:name="T6" style:family="text">
      <style:text-properties officeooo:rsid="00154c92"/>
    </style:style>
    <style:style style:name="T7" style:family="text">
      <style:text-properties officeooo:rsid="0015fa11"/>
    </style:style>
    <style:style style:name="T8" style:family="text">
      <style:text-properties officeooo:rsid="00184e8a"/>
    </style:style>
    <style:style style:name="T9" style:family="text">
      <style:text-properties officeooo:rsid="001a377b"/>
    </style:style>
    <style:style style:name="T10" style:family="text">
      <style:text-properties officeooo:rsid="001b620b"/>
    </style:style>
    <style:style style:name="T11" style:family="text">
      <style:text-properties officeooo:rsid="001b6a20"/>
    </style:style>
    <style:style style:name="T12" style:family="text">
      <style:text-properties officeooo:rsid="001c9372"/>
    </style:style>
    <style:style style:name="T13" style:family="text">
      <style:text-properties officeooo:rsid="00205dfc"/>
    </style:style>
    <style:style style:name="T14" style:family="text">
      <style:text-properties officeooo:rsid="00230347"/>
    </style:style>
    <style:style style:name="T15" style:family="text">
      <style:text-properties officeooo:rsid="00240399"/>
    </style:style>
    <style:style style:name="T16" style:family="text">
      <style:text-properties officeooo:rsid="002447bc"/>
    </style:style>
    <style:style style:name="T17" style:family="text">
      <style:text-properties officeooo:rsid="00285875"/>
    </style:style>
    <style:style style:name="T18" style:family="text">
      <style:text-properties officeooo:rsid="0029972a"/>
    </style:style>
    <style:style style:name="T19" style:family="text">
      <style:text-properties officeooo:rsid="002a5c4a"/>
    </style:style>
    <style:style style:name="T20" style:family="text">
      <style:text-properties officeooo:rsid="002d1794"/>
    </style:style>
    <style:style style:name="T21" style:family="text">
      <style:text-properties officeooo:rsid="0030786b"/>
    </style:style>
    <style:style style:name="T22" style:family="text">
      <style:text-properties officeooo:rsid="00324d4b"/>
    </style:style>
    <style:style style:name="T23" style:family="text">
      <style:text-properties officeooo:rsid="003391cc"/>
    </style:style>
    <style:style style:name="T24" style:family="text">
      <style:text-properties officeooo:rsid="0034508a"/>
    </style:style>
    <style:style style:name="T25" style:family="text">
      <style:text-properties officeooo:rsid="0035bc4f"/>
    </style:style>
    <style:style style:name="T26" style:family="text">
      <style:text-properties officeooo:rsid="00365525"/>
    </style:style>
    <style:style style:name="T27" style:family="text">
      <style:text-properties officeooo:rsid="0039eb45"/>
    </style:style>
    <style:style style:name="T28" style:family="text">
      <style:text-properties fo:font-weight="normal" officeooo:rsid="0039eb45" style:font-weight-asian="normal" style:font-weight-complex="normal"/>
    </style:style>
    <style:style style:name="T29" style:family="text">
      <style:text-properties fo:font-weight="normal" officeooo:rsid="003ca73d" style:font-weight-asian="normal" style:font-weight-complex="normal"/>
    </style:style>
    <style:style style:name="T30" style:family="text">
      <style:text-properties fo:font-weight="normal" officeooo:rsid="00324d4b" style:font-weight-asian="normal" style:font-weight-complex="normal"/>
    </style:style>
    <style:style style:name="T31" style:family="text">
      <style:text-properties fo:font-weight="normal" officeooo:rsid="003391cc" style:font-weight-asian="normal" style:font-weight-complex="normal"/>
    </style:style>
    <style:style style:name="T32" style:family="text">
      <style:text-properties fo:font-weight="normal" officeooo:rsid="003fcf53" style:font-weight-asian="normal" style:font-weight-complex="normal"/>
    </style:style>
    <style:style style:name="T33" style:family="text">
      <style:text-properties fo:font-weight="normal" officeooo:rsid="004336b9" style:font-weight-asian="normal" style:font-weight-complex="normal"/>
    </style:style>
    <style:style style:name="T34" style:family="text">
      <style:text-properties fo:font-weight="normal" officeooo:rsid="004483dd" style:font-weight-asian="normal" style:font-weight-complex="normal"/>
    </style:style>
    <style:style style:name="T35" style:family="text">
      <style:text-properties fo:font-weight="normal" officeooo:rsid="004678df" style:font-weight-asian="normal" style:font-weight-complex="normal"/>
    </style:style>
    <style:style style:name="T36" style:family="text">
      <style:text-properties fo:font-weight="normal" officeooo:rsid="004801e7" style:font-weight-asian="normal" style:font-weight-complex="normal"/>
    </style:style>
    <style:style style:name="T37" style:family="text">
      <style:text-properties fo:font-weight="normal" officeooo:rsid="0048957b" style:font-weight-asian="normal" style:font-weight-complex="normal"/>
    </style:style>
    <style:style style:name="T38" style:family="text">
      <style:text-properties fo:font-weight="normal" officeooo:rsid="004a45d9" style:font-weight-asian="normal" style:font-weight-complex="normal"/>
    </style:style>
    <style:style style:name="T39" style:family="text">
      <style:text-properties fo:font-weight="normal" officeooo:rsid="004bdd65" style:font-weight-asian="normal" style:font-weight-complex="normal"/>
    </style:style>
    <style:style style:name="T40" style:family="text">
      <style:text-properties fo:font-weight="normal" officeooo:rsid="004d8a0b" style:font-weight-asian="normal" style:font-weight-complex="normal"/>
    </style:style>
    <style:style style:name="T41" style:family="text">
      <style:text-properties fo:font-weight="normal" officeooo:rsid="00550a60" style:font-weight-asian="normal" style:font-weight-complex="normal"/>
    </style:style>
    <style:style style:name="T42" style:family="text">
      <style:text-properties fo:font-weight="normal" officeooo:rsid="005bb227" style:font-weight-asian="normal" style:font-weight-complex="normal"/>
    </style:style>
    <style:style style:name="T43" style:family="text">
      <style:text-properties fo:font-weight="normal" officeooo:rsid="005c5ff6" style:font-weight-asian="normal" style:font-weight-complex="normal"/>
    </style:style>
    <style:style style:name="T44" style:family="text">
      <style:text-properties fo:font-weight="normal" officeooo:rsid="005e2ac3" style:font-weight-asian="normal" style:font-weight-complex="normal"/>
    </style:style>
    <style:style style:name="T45" style:family="text">
      <style:text-properties fo:font-weight="normal" officeooo:rsid="005e594c" style:font-weight-asian="normal" style:font-weight-complex="normal"/>
    </style:style>
    <style:style style:name="T46" style:family="text">
      <style:text-properties fo:font-weight="normal" officeooo:rsid="006039cf" style:font-weight-asian="normal" style:font-weight-complex="normal"/>
    </style:style>
    <style:style style:name="T47" style:family="text">
      <style:text-properties fo:font-weight="normal" officeooo:rsid="0060f56b" style:font-weight-asian="normal" style:font-weight-complex="normal"/>
    </style:style>
    <style:style style:name="T48" style:family="text">
      <style:text-properties fo:font-weight="normal" officeooo:rsid="00619eff" style:font-weight-asian="normal" style:font-weight-complex="normal"/>
    </style:style>
    <style:style style:name="T49" style:family="text">
      <style:text-properties fo:font-weight="normal" officeooo:rsid="00620609" style:font-weight-asian="normal" style:font-weight-complex="normal"/>
    </style:style>
    <style:style style:name="T50" style:family="text">
      <style:text-properties fo:font-weight="normal" officeooo:rsid="00624f92" style:font-weight-asian="normal" style:font-weight-complex="normal"/>
    </style:style>
    <style:style style:name="T51" style:family="text">
      <style:text-properties fo:font-weight="normal" officeooo:rsid="00636c3b" style:font-weight-asian="normal" style:font-weight-complex="normal"/>
    </style:style>
    <style:style style:name="T52" style:family="text">
      <style:text-properties fo:font-weight="normal" officeooo:rsid="00642e28" style:font-weight-asian="normal" style:font-weight-complex="normal"/>
    </style:style>
    <style:style style:name="T53" style:family="text">
      <style:text-properties officeooo:rsid="0050fe6c"/>
    </style:style>
    <style:style style:name="T54" style:family="text">
      <style:text-properties officeooo:rsid="0051f66d"/>
    </style:style>
    <style:style style:name="T55" style:family="text">
      <style:text-properties officeooo:rsid="0052a56e"/>
    </style:style>
    <style:style style:name="T56" style:family="text">
      <style:text-properties officeooo:rsid="0056f5f0"/>
    </style:style>
    <style:style style:name="T57" style:family="text">
      <style:text-properties officeooo:rsid="005b6f2b"/>
    </style:style>
    <style:style style:name="T58" style:family="text">
      <style:text-properties officeooo:rsid="006793cb"/>
    </style:style>
    <style:style style:name="T59" style:family="text">
      <style:text-properties style:font-name="WenQuanYi Micro Hei" officeooo:rsid="0039eb45"/>
    </style:style>
    <style:style style:name="T60" style:family="text">
      <style:text-properties style:font-name="WenQuanYi Micro Hei" officeooo:rsid="00388658" style:font-name-asian="WenQuanYi Micro Hei1" style:font-size-asian="12pt" style:font-size-complex="12pt"/>
    </style:style>
    <style:style style:name="T61" style:family="text">
      <style:text-properties officeooo:rsid="00324d4b" style:font-name-asian="WenQuanYi Micro Hei1" style:font-size-asian="12pt" style:font-size-complex="12pt"/>
    </style:style>
    <style:style style:name="T62" style:family="text">
      <style:text-properties officeooo:rsid="003391cc" style:font-name-asian="WenQuanYi Micro Hei1" style:font-size-asian="12pt" style:font-size-complex="12pt"/>
    </style:style>
    <style:style style:name="T63" style:family="text">
      <style:text-properties officeooo:rsid="00373988" style:font-name-asian="WenQuanYi Micro Hei1" style:font-size-asian="12pt" style:font-size-complex="12pt"/>
    </style:style>
    <style:style style:name="T64" style:family="text">
      <style:text-properties officeooo:rsid="0039eb45" style:font-name-asian="WenQuanYi Micro Hei1" style:font-size-asian="12pt" style:font-size-complex="12pt"/>
    </style:style>
    <style:style style:name="T65" style:family="text">
      <style:text-properties officeooo:rsid="00388658" style:font-name-asian="WenQuanYi Micro Hei1" style:font-size-asian="12pt" style:font-size-complex="12pt"/>
    </style:style>
    <style:style style:name="T66" style:family="text">
      <style:text-properties fo:font-weight="bold" officeooo:rsid="00324d4b" style:font-weight-asian="bold" style:font-weight-complex="bold"/>
    </style:style>
    <style:style style:name="T67" style:family="text">
      <style:text-properties fo:font-weight="bold" officeooo:rsid="003391cc" style:font-weight-asian="bold" style:font-weight-complex="bold"/>
    </style:style>
    <style:style style:name="T68" style:family="text">
      <style:text-properties fo:font-size="14pt" fo:font-weight="bold" officeooo:rsid="00324d4b" style:font-size-asian="14pt" style:font-weight-asian="bold" style:font-size-complex="14pt" style:font-weight-complex="bold"/>
    </style:style>
    <style:style style:name="T69" style:family="text">
      <style:text-properties fo:font-size="14pt" fo:font-weight="bold" officeooo:rsid="003391cc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语言预处理器是个简单的的宏处理器<text:span text:style-name="T1">，预处理器用特殊的命令行控制</text:span><text:span text:style-name="T2">，这些命令行以</text:span><text:span text:style-name="T3">#开头，不包含预处理器命令的行称为源程序文本行</text:span><text:span text:style-name="T4">。预处理器通常从源文件中删除所有预处理器命令行</text:span><text:span text:style-name="T5">，并按预处理器命令指示对源文件进行其它转换，然后，得到的经过预处理的源文本成为有效C语言程序。</text:span></text:p>
      <text:p text:style-name="P1"><text:span text:style-name="T5">下面是常见的预处理器命令</text:span><text:span text:style-name="T6">：</text:span></text:p>
      <text:p text:style-name="P14"><text:span text:style-name="T7">#define——定义预处理器宏</text:span><text:span text:style-name="T19">，如果是函数式宏定义，左括号与宏名之间不能有空格</text:span><text:span text:style-name="T20">，所有参数及整个宏替换最好分别放在圆括号里</text:span><text:span text:style-name="T53">，参数可以是可变参数表</text:span><text:span text:style-name="T54">，以...表示</text:span><text:span text:style-name="T55">，用</text:span><text:span text:style-name="T68">__VA_ARGS</text:span><text:span text:style-name="T69">__</text:span><text:span text:style-name="T31">替换</text:span><text:span text:style-name="T41">，</text:span><text:span text:style-name="T53">传人参数包含自赠自减运算符时会带来副作用</text:span><text:span text:style-name="T58">，还需注意的是宏定义结束处的分隔符</text:span><text:span text:style-name="T8">。</text:span></text:p>
      <text:p text:style-name="P18">#undef——取消预处理器宏定义。</text:p>
      <text:p text:style-name="P2"><text:span text:style-name="T9">#include——插入另一源文件中的文本</text:span><text:span text:style-name="T10">。</text:span></text:p>
      <text:p text:style-name="P3"><text:span text:style-name="T11">#if——根据常量表达式值有条件地包括一些文本</text:span><text:span text:style-name="T12">。</text:span></text:p>
      <text:p text:style-name="P19">#ifdef——根据是否定义宏有条件地包括一些文本。</text:p>
      <text:p text:style-name="P20">#ifndef——根据与#define相反的测试有条件地包括一些文本。</text:p>
      <text:p text:style-name="P21">#else——上述#if、#ifdef、#ifndef或#elif测试失败时包括一些文本。</text:p>
      <text:p text:style-name="P22">#endif——终止条件文本。</text:p>
      <text:p text:style-name="P23">#line——提供编译器消息的行号。</text:p>
      <text:p text:style-name="P4"><text:span text:style-name="T14">#elif——</text:span><text:span text:style-name="T13">上述#if、#ifdef、#ifndef或#elif测试失败时根据另一常量表达式值包括一些文本。</text:span></text:p>
      <text:p text:style-name="P5"><text:span text:style-name="T15">defined——预处理器函数，在一个名称定义为预处理器宏时为</text:span><text:span text:style-name="T16">1，否则为0，在#if与#elif中使用。</text:span></text:p>
      <text:p text:style-name="P24">#运算符——将宏参数换成包含参数值的字符串常量。</text:p>
      <text:p text:style-name="P25">##运算符——从两个相邻记号生成一个记号。</text:p>
      <text:p text:style-name="P15"><text:span text:style-name="T17">#pragma——对编译器指定相关消息</text:span><text:span text:style-name="T56">，效果同C99增加的_Pragma运算符</text:span><text:span text:style-name="T17">。#pragma可以单独放在一行</text:span><text:span text:style-name="T57">，其预处理器记号不随宏扩展，而</text:span><text:span text:style-name="T56">_Pragma可以放在其它表达式中间</text:span><text:span text:style-name="T57">，可以通过宏扩展产生。</text:span></text:p>
      <text:p text:style-name="P26">#error——将编译错误换成指定消息。</text:p>
      <text:p text:style-name="P6"><text:span text:style-name="T18">标准C语言预处理器要求定义某些对象式宏</text:span><text:span text:style-name="T21">，每个预定义宏的名称以两个下划线字符开头和结尾，这些预定义宏不能被取消定义（#undef）或由编程人员重新定义。</text:span></text:p>
      <text:p text:style-name="P6"><text:span text:style-name="T21">下面是常见的预定义宏</text:span><text:span text:style-name="T22">——</text:span></text:p>
      <text:p text:style-name="P6"><text:span text:style-name="T22">__</text:span><text:span text:style-name="T23">LINE__：当前源程序行的行号</text:span><text:span text:style-name="T24">，表示为十进制整形常量。</text:span></text:p>
      <text:p text:style-name="P7"><text:span text:style-name="T22">__FILE</text:span><text:span text:style-name="T23">__：当前源文件名</text:span><text:span text:style-name="T25">，表示为字符串型常量</text:span><text:span text:style-name="T26">。</text:span></text:p>
      <text:p text:style-name="P28"><text:span text:style-name="T61">__DATE</text:span><text:span text:style-name="T62">__：转换的日历日期</text:span><text:span text:style-name="T63">，表示为</text:span><text:span text:style-name="T64">"</text:span><text:span text:style-name="T59">MM</text:span><text:span text:style-name="T65"> dd yyyy</text:span><text:span text:style-name="T64">"</text:span><text:span text:style-name="T65">形式的字符串型常量，</text:span><text:span text:style-name="T60">MM</text:span><text:span text:style-name="T65">是由asctime产生的。</text:span></text:p>
      <text:p text:style-name="P8"><text:span text:style-name="T22">__TIME</text:span><text:span text:style-name="T23">__：转换的时间</text:span><text:span text:style-name="T27">，表示为"hh:mm:ss</text:span><text:span text:style-name="T28">"</text:span><text:span text:style-name="T29">形式的字符串型常量，是由asctime产生的。</text:span></text:p>
      <text:p text:style-name="P9"><text:span text:style-name="T30">__STDC</text:span><text:span text:style-name="T31">__：编译器为ISO兼容实现时为十进制整形常量</text:span><text:span text:style-name="T32">1。</text:span></text:p>
      <text:p text:style-name="P10"><text:span text:style-name="T30">__STDC_VERSION</text:span><text:span text:style-name="T31">__：如果实现符合C</text:span><text:span text:style-name="T33">89增补1，则这个宏的值为199409L；如果实现符合C99，则这个宏的值为199901L；否则数值是未定义。</text:span></text:p>
      <text:p text:style-name="P11"><text:span text:style-name="T30">__STDC_HOSTED</text:span><text:span text:style-name="T31">__：</text:span><text:span text:style-name="T34">（C99）实现为宿主实现时为1，实现为独立实现时为0。</text:span></text:p>
      <text:p text:style-name="P11"><text:span text:style-name="T30">__STDC_IEC_</text:span><text:span text:style-name="T35">559</text:span><text:span text:style-name="T31">__：</text:span><text:span text:style-name="T34">（C99）浮点数实现符合IEC </text:span><text:span text:style-name="T36">60559标准时定义为1，否则数值是未定</text:span><text:soft-page-break/><text:span text:style-name="T36">义。</text:span></text:p>
      <text:p text:style-name="P12"><text:span text:style-name="T30">__STDC_IEC_</text:span><text:span text:style-name="T35">559_COMPLEX</text:span><text:span text:style-name="T31">__：</text:span><text:span text:style-name="T34">（C99）复数运算实现符合IEC </text:span><text:span text:style-name="T37">60559</text:span><text:span text:style-name="T36">标准时定义为1，否则数值是未定义。</text:span></text:p>
      <text:p text:style-name="P13"><text:span text:style-name="T30">__STDC_ISO_</text:span><text:span text:style-name="T38">10646</text:span><text:span text:style-name="T31">__：</text:span><text:span text:style-name="T34">（C99）定义为长整型常量</text:span><text:span text:style-name="T39">，yyyymmL表示wchar_t值符合ISO 10646标准及其指定年月的修订补充，否则数值未定义。</text:span></text:p>
      <text:p text:style-name="P13"><text:span text:style-name="T39">另外</text:span><text:span text:style-name="T40">，实现还经常定义其它宏用于传递环境消息，如进行程序编译工作的计算机类型。具体定义哪些宏是由实现决定的，但UNIX实现习惯上预定义unix。与内置宏不同的是，这些宏可以取消定义。标准C语言要求特定实现的宏名以下划线开头，加上大写字母或另一个下划线（unix宏不符合这个要求）。</text:span></text:p>
      <text:p text:style-name="P13"><text:span text:style-name="T40">C</text:span><text:span text:style-name="T45">99定义了几个标准杂注，FF_CONTRACT、FENV_ACCESS和CX_LIMITED_RANGE</text:span><text:span text:style-name="T46">，它们取一个参数作为开关</text:span><text:span text:style-name="T47">：ON、OFF、DEFAULT。</text:span></text:p>
      <text:p text:style-name="P17"><text:span text:style-name="T45">预定义标识符尽管不是关键字</text:span><text:span text:style-name="T49">，但</text:span><text:span text:style-name="T40">C</text:span><text:span text:style-name="T45">99中引入了预定义标识符的概念</text:span><text:span text:style-name="T48">，并定义了一个预定义标识符</text:span><text:span text:style-name="T50">：__func__。与预定义宏不同的是</text:span><text:span text:style-name="T51">，预定义标识符可以采用正常的标识符作用域规则</text:span><text:span text:style-name="T52">，和关键字一样，预定义标识符不能由编程人员定义。</text:span></text:p>
      <text:p text:style-name="P16"><text:span text:style-name="T40">C++使用C</text:span><text:span text:style-name="T42">89预处理器，因此C语言与C++之间差别不大。宏__cplusplus是C</text:span><text:span text:style-name="T43">++实现中预定义的，可以在C和C++环境中的源文件中使用。这个名称不符合预定义宏的标准C语言拼写规则，但与现有C++实现兼容。在标准C语言中，它的值为199711L之类的版本号。</text:span><text:span text:style-name="T30">__STDC</text:span><text:span text:style-name="T31">__是否在C++环境中定义取决于实现</text:span><text:span text:style-name="T44">。标准C语言与C++有一定差别，因此不知道是否要定义</text:span><text:span text:style-name="T30">__STDC</text:span><text:span text:style-name="T31">__</text:span><text:span text:style-name="T44">。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4-08T08:29:44</meta:creation-date>
    <dc:date>2015-04-22T08:27:27</dc:date>
    <dc:creator>hanjunjie </dc:creator>
    <meta:editing-duration>PT1H16M13S</meta:editing-duration>
    <meta:editing-cycles>94</meta:editing-cycles>
    <meta:generator>LibreOffice/4.0.2.2$Linux_X86_64 LibreOffice_project/400m0$Build-2</meta:generator>
    <meta:document-statistic meta:table-count="0" meta:image-count="0" meta:object-count="0" meta:page-count="2" meta:paragraph-count="33" meta:word-count="1377" meta:character-count="1877" meta:non-whitespace-character-count="1872"/>
  </office:meta>
</office:document-meta>
</file>